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22a" officeooo:paragraph-rsid="0005322a"/>
    </style:style>
    <style:style style:name="P2" style:family="paragraph" style:parent-style-name="Standard">
      <style:text-properties officeooo:rsid="0005322a" officeooo:paragraph-rsid="00072fbf"/>
    </style:style>
    <style:style style:name="P3" style:family="paragraph" style:parent-style-name="Standard">
      <style:text-properties officeooo:rsid="0005322a" officeooo:paragraph-rsid="00086e1e"/>
    </style:style>
    <style:style style:name="P4" style:family="paragraph" style:parent-style-name="Standard">
      <style:text-properties officeooo:rsid="0005322a" officeooo:paragraph-rsid="0007dd10"/>
    </style:style>
    <style:style style:name="P5" style:family="paragraph" style:parent-style-name="Standard">
      <style:text-properties officeooo:rsid="0005322a" officeooo:paragraph-rsid="0009c406"/>
    </style:style>
    <style:style style:name="T1" style:family="text">
      <style:text-properties officeooo:rsid="00086e1e"/>
    </style:style>
    <style:style style:name="T2" style:family="text">
      <style:text-properties officeooo:rsid="0007dd10"/>
    </style:style>
    <style:style style:name="T3" style:family="text">
      <style:text-properties officeooo:rsid="0009c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o: Obtendo as posições dos ônibus usando o código da linha</text:p>
      <text:p text:style-name="P1">1 – consultar o código da linha</text:p>
      <text:p text:style-name="P1">2 - var vir vários ônbius com as posições</text:p>
      <text:p text:style-name="P1">Ex: Tópico linha A</text:p>
      <text:p text:style-name="P2">Partição codigo_1, codigo_2</text:p>
      <text:p text:style-name="P2"/>
      <text:p text:style-name="P3">Processo: Obtendo <text:span text:style-name="T1">as quantidades de ônibus em operação</text:span></text:p>
      <text:p text:style-name="P3">1 – consultar o código da linha</text:p>
      <text:p text:style-name="P3">2 - var vir vários ônbius com as posições</text:p>
      <text:p text:style-name="P3">Ex: Tópico linha A</text:p>
      <text:p text:style-name="P3">Partição codigo_1, codigo_2</text:p>
      <text:p text:style-name="P2"/>
      <text:p text:style-name="P4"><text:span text:style-name="T2">Processo: Calcular a velocidade média do ônibus com base no id do ônibus</text:span></text:p>
      <text:p text:style-name="P4">1 – consultar o código da linha</text:p>
      <text:p text:style-name="P4">2 - var vir vários ônbius com as posições</text:p>
      <text:p text:style-name="P4">Ex: Tópico linha A</text:p>
      <text:p text:style-name="P4">Partição codigo_1, codigo_2</text:p>
      <text:p text:style-name="P4"/>
      <text:p text:style-name="P4"/>
      <text:p text:style-name="P5"><text:span text:style-name="T2">Processo: </text:span><text:span text:style-name="T3">Distância</text:span><text:span text:style-name="T2"> com base no id do ônibus</text:span></text:p>
      <text:p text:style-name="P5">1 – consultar o código da linha</text:p>
      <text:p text:style-name="P5">2 - var vir vários ônbius com as posições</text:p>
      <text:p text:style-name="P5">Ex: Tópico linha A</text:p>
      <text:p text:style-name="P5">Partição codigo_1, codigo_2</text:p>
      <text:p text:style-name="P5"/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4:19:14.083497518</meta:creation-date>
    <dc:date>2024-12-07T16:50:04.796447465</dc:date>
    <meta:editing-duration>PT32M36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20" meta:word-count="128" meta:character-count="703" meta:non-whitespace-character-count="591"/>
  </office:meta>
</office:document-meta>
</file>